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47920"/>
    </style:style>
    <style:style style:name="P3" style:family="paragraph" style:parent-style-name="Standard" style:list-style-name="L1">
      <style:text-properties officeooo:paragraph-rsid="0004c5ac"/>
    </style:style>
    <style:style style:name="P4" style:family="paragraph" style:parent-style-name="Standard" style:list-style-name="L1">
      <style:text-properties officeooo:paragraph-rsid="0005ab42"/>
    </style:style>
    <style:style style:name="P5" style:family="paragraph" style:parent-style-name="Standard">
      <style:text-properties officeooo:paragraph-rsid="00047920"/>
    </style:style>
    <style:style style:name="P6" style:family="paragraph" style:parent-style-name="Standard" style:list-style-name="L1">
      <style:text-properties officeooo:rsid="00047920" officeooo:paragraph-rsid="00047920"/>
    </style:style>
    <style:style style:name="P7" style:family="paragraph" style:parent-style-name="Standard" style:list-style-name="L1">
      <style:text-properties officeooo:rsid="00047920" officeooo:paragraph-rsid="0004c5ac"/>
    </style:style>
    <style:style style:name="P8" style:family="paragraph" style:parent-style-name="Standard" style:list-style-name="L1">
      <style:text-properties officeooo:rsid="00047920" officeooo:paragraph-rsid="0005ab42"/>
    </style:style>
    <style:style style:name="P9" style:family="paragraph" style:parent-style-name="Standard">
      <style:text-properties officeooo:paragraph-rsid="0004c5ac"/>
    </style:style>
    <style:style style:name="P10" style:family="paragraph" style:parent-style-name="Standard">
      <style:text-properties officeooo:paragraph-rsid="0005ab42"/>
    </style:style>
    <style:style style:name="T1" style:family="text">
      <style:text-properties officeooo:rsid="00047920"/>
    </style:style>
    <style:style style:name="T2" style:family="text">
      <style:text-properties fo:font-weight="bold" officeooo:rsid="00047920" style:font-weight-asian="bold" style:font-weight-complex="bold"/>
    </style:style>
    <style:style style:name="T3" style:family="text">
      <style:text-properties fo:font-weight="normal" officeooo:rsid="00047920" style:font-weight-asian="normal" style:font-weight-complex="normal"/>
    </style:style>
    <style:style style:name="T4" style:family="text">
      <style:text-properties officeooo:rsid="0004c5ac"/>
    </style:style>
    <style:style style:name="T5" style:family="text">
      <style:text-properties officeooo:rsid="0005ab42"/>
    </style:style>
    <style:style style:name="T6" style:family="text">
      <style:text-properties officeooo:rsid="000761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82101913" text:style-name="L1">
        <text:list-item>
          <text:p text:style-name="P2">Πλήθος query images: <text:span text:style-name="T5">2</text:span>0</text:p>
        </text:list-item>
        <text:list-item>
          <text:p text:style-name="P2">Πλήθος input images: <text:span text:style-name="T1">2</text:span>00</text:p>
        </text:list-item>
        <text:list-item>
          <text:p text:style-name="P6">Πλήθος Ν γειτόνων: <text:span text:style-name="T5">1</text:span>0</text:p>
        </text:list-item>
      </text:list>
      <text:p text:style-name="P5"/>
      <text:p text:style-name="P5"><text:tab/><text:span text:style-name="T2">Για τον EMD:</text:span></text:p>
      <text:p text:style-name="P5"><text:tab/><text:tab/>Χρόνος: 913.85 seconds</text:p>
      <text:p text:style-name="P5"><text:tab/><text:tab/>Average Correct Search Results EMD: 0.28</text:p>
      <text:p text:style-name="P5"/>
      <text:p text:style-name="P5"><text:tab/><text:span text:style-name="T2">Για τον MANHATTAN:</text:span></text:p>
      <text:p text:style-name="P5"><text:span text:style-name="T2"><text:tab/><text:tab/></text:span><text:span text:style-name="T3">Χρόνος</text:span><text:span text:style-name="T2">: <text:s/></text:span><text:span text:style-name="T3">0.001 seconds</text:span></text:p>
      <text:p text:style-name="P5"><text:span text:style-name="T3"><text:tab/><text:tab/>Average Correct Search Results MANHATTAN: 0.565</text:span></text:p>
      <text:p text:style-name="P10"><text:span text:style-name="T3"/></text:p>
      <text:list xml:id="list154236737803801" text:continue-numbering="true" text:style-name="L1">
        <text:list-item>
          <text:p text:style-name="P4">Πλήθος query images: <text:span text:style-name="T5">10</text:span></text:p>
        </text:list-item>
        <text:list-item>
          <text:p text:style-name="P4">Πλήθος input images: 100</text:p>
        </text:list-item>
        <text:list-item>
          <text:p text:style-name="P8">Πλήθος Ν γειτόνων: <text:span text:style-name="T5">5</text:span></text:p>
        </text:list-item>
      </text:list>
      <text:p text:style-name="P10"/>
      <text:p text:style-name="P10"><text:tab/><text:span text:style-name="T2">Για τον EMD:</text:span></text:p>
      <text:p text:style-name="P10"><text:tab/><text:tab/>Χρόνος: 218.67 seconds</text:p>
      <text:p text:style-name="P10"><text:tab/><text:tab/>Average Correct Search Results EMD: 0.3</text:p>
      <text:p text:style-name="P10"/>
      <text:p text:style-name="P10"><text:tab/><text:span text:style-name="T2">Για τον MANHATTAN:</text:span></text:p>
      <text:p text:style-name="P10"><text:span text:style-name="T2"><text:tab/><text:tab/></text:span><text:span text:style-name="T3">Χρόνος</text:span><text:span text:style-name="T2">: <text:s/></text:span><text:span text:style-name="T3">0.0002 seconds</text:span></text:p>
      <text:p text:style-name="P10"><text:span text:style-name="T3"><text:tab/><text:tab/>Average Correct Search Results MANHATTAN: 0.54</text:span></text:p>
      <text:p text:style-name="P10"><text:span text:style-name="T3"/></text:p>
      <text:list xml:id="list154237118212000" text:continue-numbering="true" text:style-name="L1">
        <text:list-item>
          <text:p text:style-name="P3">Πλήθος query images: 10</text:p>
        </text:list-item>
        <text:list-item>
          <text:p text:style-name="P3">Πλήθος input images: 100</text:p>
        </text:list-item>
        <text:list-item>
          <text:p text:style-name="P7">Πλήθος Ν γειτόνων: 10</text:p>
        </text:list-item>
      </text:list>
      <text:p text:style-name="P9"/>
      <text:p text:style-name="P9"><text:tab/><text:span text:style-name="T2">Για τον EMD:</text:span></text:p>
      <text:p text:style-name="P9"><text:tab/><text:tab/>Χρόνος: 230.22 seconds</text:p>
      <text:p text:style-name="P9"><text:tab/><text:tab/>Average Correct Search Results EMD: 0.24</text:p>
      <text:p text:style-name="P9"/>
      <text:p text:style-name="P9"><text:tab/><text:span text:style-name="T2">Για τον MANHATTAN:</text:span></text:p>
      <text:p text:style-name="P9"><text:span text:style-name="T2"><text:tab/><text:tab/></text:span><text:span text:style-name="T3">Χρόνος</text:span><text:span text:style-name="T2">: <text:s/></text:span><text:span text:style-name="T3">0.0005 seconds</text:span></text:p>
      <text:p text:style-name="P9"><text:span text:style-name="T3"><text:tab/><text:tab/>Average Correct Search Results MANHATTAN: 0.47</text:span></text:p>
      <text:p text:style-name="P9"><text:span text:style-name="T3"/></text:p>
      <text:list xml:id="list154236448143458" text:continue-numbering="true" text:style-name="L1">
        <text:list-item>
          <text:p text:style-name="P3">Πλήθος query images: 10</text:p>
        </text:list-item>
        <text:list-item>
          <text:p text:style-name="P3">Πλήθος input images: 100</text:p>
        </text:list-item>
        <text:list-item>
          <text:p text:style-name="P7">Πλήθος Ν γειτόνων: <text:span text:style-name="T5">15</text:span></text:p>
        </text:list-item>
      </text:list>
      <text:p text:style-name="P9"/>
      <text:p text:style-name="P9"><text:tab/><text:span text:style-name="T2">Για τον EMD:</text:span></text:p>
      <text:p text:style-name="P9"><text:tab/><text:tab/>Χρόνος: 213.98 seconds</text:p>
      <text:p text:style-name="P9"><text:tab/><text:tab/>Average Correct Search Results EMD: 0.2<text:span text:style-name="T6">0</text:span></text:p>
      <text:p text:style-name="P9"/>
      <text:p text:style-name="P9"><text:tab/><text:span text:style-name="T2">Για τον MANHATTAN:</text:span></text:p>
      <text:p text:style-name="P9"><text:span text:style-name="T2"><text:tab/><text:tab/></text:span><text:span text:style-name="T3">Χρόνος</text:span><text:span text:style-name="T2">: <text:s/></text:span><text:span text:style-name="T3">0.0002 seconds</text:span></text:p>
      <text:p text:style-name="P9"><text:span text:style-name="T3"><text:tab/><text:tab/>Average Correct Search Results MANHATTAN: 0.39</text:span></text:p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4:59:59.687726574</meta:creation-date>
    <dc:date>2021-01-05T15:42:35.265260293</dc:date>
    <meta:editing-duration>PT12M4S</meta:editing-duration>
    <meta:editing-cycles>1</meta:editing-cycles>
    <meta:document-statistic meta:table-count="0" meta:image-count="0" meta:object-count="0" meta:page-count="1" meta:paragraph-count="36" meta:word-count="156" meta:character-count="966" meta:non-whitespace-character-count="814"/>
    <meta:generator>LibreOffice/6.4.6.2$Linux_X86_64 LibreOffice_project/40$Build-2</meta:generator>
  </office:meta>
</office:document-meta>
</file>